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d4c16" officeooo:paragraph-rsid="000d4c16"/>
    </style:style>
    <style:style style:name="P2" style:family="paragraph" style:parent-style-name="Standard">
      <style:text-properties officeooo:paragraph-rsid="000d4c16"/>
    </style:style>
    <style:style style:name="T1" style:family="text">
      <style:text-properties officeooo:rsid="000d4c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</text:p>
      <text:p text:style-name="P1">Take a long string of text supplied below. </text:p>
      <text:p text:style-name="P1">1. Make the histographic analysis of the short text – count quantity of occurrence per each letter. </text:p>
      <text:p text:style-name="P1">3. ignore all the non-letter characters.</text:p>
      <text:p text:style-name="P1">4. Letter case doesn’t matter. Upper- and lowercase should be treated as one</text:p>
      <text:p text:style-name="P1"/>
      <text:p text:style-name="P1">Text:</text:p>
      <text:p text:style-name="P2"><text:span text:style-name="T1">“</text:span>Rust has a focus on safety and speed. It accomplishes these goals through many ‘zero-cost abstractions’, which means that in Rust, abstractions cost as little as possible in order to make them work. The ownership system is a prime example of a zero cost abstraction. All of the analysis we’ll talk about in this guide is <text:span text:style-name="Emphasis">done at compile time</text:span>. You do not pay any run-time cost for any of these features.<text:span text:style-name="T1">”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17:41:49.678883517</meta:creation-date>
    <dc:date>2020-07-16T09:14:39.184744426</dc:date>
    <meta:editing-duration>PT7M3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18" meta:character-count="674" meta:non-whitespace-character-count="560"/>
  </office:meta>
</office:document-meta>
</file>